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bcf5d" officeooo:paragraph-rsid="000bcf5d"/>
    </style:style>
    <style:style style:name="P2" style:family="paragraph" style:parent-style-name="Text_20_body">
      <style:text-properties officeooo:rsid="000bcf5d" officeooo:paragraph-rsid="000d45eb"/>
    </style:style>
    <style:style style:name="P3" style:family="paragraph" style:parent-style-name="Text_20_body">
      <style:text-properties officeooo:rsid="000f1337" officeooo:paragraph-rsid="000f1337"/>
    </style:style>
    <style:style style:name="P4" style:family="paragraph" style:parent-style-name="Text_20_body">
      <style:text-properties officeooo:paragraph-rsid="000f1337"/>
    </style:style>
    <style:style style:name="P5" style:family="paragraph" style:parent-style-name="Text_20_body">
      <style:text-properties officeooo:rsid="001059e7" officeooo:paragraph-rsid="001059e7"/>
    </style:style>
    <style:style style:name="P6" style:family="paragraph" style:parent-style-name="Text_20_body">
      <style:text-properties officeooo:rsid="001113f1" officeooo:paragraph-rsid="001113f1"/>
    </style:style>
    <style:style style:name="P7" style:family="paragraph" style:parent-style-name="Text_20_body">
      <style:text-properties officeooo:rsid="001113f1" officeooo:paragraph-rsid="0014a0c6"/>
    </style:style>
    <style:style style:name="P8" style:family="paragraph" style:parent-style-name="Text_20_body">
      <style:text-properties officeooo:rsid="0013255c" officeooo:paragraph-rsid="0013255c"/>
    </style:style>
    <style:style style:name="P9" style:family="paragraph" style:parent-style-name="Heading_20_1">
      <style:text-properties officeooo:rsid="001059e7" officeooo:paragraph-rsid="001059e7"/>
    </style:style>
    <style:style style:name="P10" style:family="paragraph" style:parent-style-name="Heading_20_1">
      <style:text-properties officeooo:paragraph-rsid="001059e7"/>
    </style:style>
    <style:style style:name="T1" style:family="text">
      <style:text-properties officeooo:rsid="000f133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255c" style:font-weight-asian="bold" style:font-weight-complex="bold"/>
    </style:style>
    <style:style style:name="T4" style:family="text">
      <style:text-properties fo:font-weight="bold" officeooo:rsid="0014a0c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f1337" style:font-weight-asian="normal" style:font-weight-complex="normal"/>
    </style:style>
    <style:style style:name="T7" style:family="text">
      <style:text-properties officeooo:rsid="0013255c"/>
    </style:style>
    <style:style style:name="T8" style:family="text">
      <style:text-properties officeooo:rsid="0014a0c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E ES PYTHON?</text:h>
      <text:h text:style-name="Heading_20_1" text:outline-level="1">INSTALAR PIP</text:h>
      <text:p text:style-name="P2"><text:span text:style-name="T1">[root@maquina]$ </text:span>yum install epel-release</text:p>
      <text:p text:style-name="P2"><text:span text:style-name="T1">[root@maquina]$ </text:span>yum install python-pip</text:p>
      <text:h text:style-name="Heading_20_1" text:outline-level="1">INSTALAR VIRTUALENV</text:h>
      <text:p text:style-name="P1"><text:span text:style-name="T1">[root@maquina]$ pip</text:span> install virtualenv</text:p>
      <text:h text:style-name="Heading_20_1" text:outline-level="1">CREAR UN ENTORNO VIRTUAL</text:h>
      <text:p text:style-name="P4"><text:span text:style-name="T1">[desarrollo@maquina]$ mkdir curso</text:span></text:p>
      <text:p text:style-name="P4"><text:span text:style-name="T1">[desarrollo@maquina]$ cd curso</text:span></text:p>
      <text:p text:style-name="P4"><text:span text:style-name="T1">[desarrollo@maquina </text:span><text:span text:style-name="T6">curso]</text:span><text:span text:style-name="T1">$ </text:span>virtualenv -p /usr/bin/python2.7 curso_python_vocento</text:p>
      <text:h text:style-name="P10" text:outline-level="1">ACTIVAR VIRTUALENV</text:h>
      <text:p text:style-name="P4"><text:span text:style-name="T1">[desarrollo@maquina </text:span><text:span text:style-name="T6">curso]</text:span><text:span text:style-name="T1">$ source curso_python_vocento/bin/activate</text:span></text:p>
      <text:p text:style-name="P3"><text:span text:style-name="T2">(curso_python_vocento)</text:span>[desarrollo@localhost curso]$</text:p>
      <text:h text:style-name="P9" text:outline-level="1">DESCARGAR CURSO DE GITHUB</text:h>
      <text:p text:style-name="P5">(curso_python_vocento)[desarrollo@localhost curso]$ git clone https://github.com/ecoslado/python_course</text:p>
      <text:h text:style-name="Heading_20_1" text:outline-level="1">INSTALAR FLASK</text:h>
      <text:p text:style-name="P5">(curso_python_vocento)[desarrollo@localhost curso]$ pip install flask</text:p>
      <text:h text:style-name="Heading_20_1" text:outline-level="1">INSTALAR FLASK-DEBUGTOOLBAR</text:h>
      <text:p text:style-name="P5">(curso_python_vocento)[desarrollo@localhost curso]$ pip install flask-debugtoolbar</text:p>
      <text:h text:style-name="Heading_20_1" text:outline-level="1">INSTALAR IPYTHON</text:h>
      <text:p text:style-name="P5">(curso_python_vocento)[desarrollo@localhost curso]$ pip install ipython</text:p>
      <text:h text:style-name="Heading_20_1" text:outline-level="1">DESACTIVAR VIRTUALENV</text:h>
      <text:p text:style-name="P5">(curso_python_vocento)[desarrollo@localhost curso]$ deactivate</text:p>
      <text:h text:style-name="Heading_20_1" text:outline-level="1"><text:soft-page-break/>SERVIDOR DE DESARROLLO</text:h>
      <text:p text:style-name="P8">El servidor de desarrollo se encuentra en el fichero <text:span text:style-name="T4">python_course/</text:span><text:span text:style-name="T2">servidor.py</text:span><text:span text:style-name="T5">.</text:span></text:p>
      <text:p text:style-name="P8">El archivo c2.e1_servidor es un <text:span text:style-name="T8">servidor de ejemplo</text:span>, se inspe<text:span text:style-name="T8">c</text:span>cionan sus líneas y se pintan.</text:p>
      <text:p text:style-name="P6"><text:span text:style-name="T7">Añadiremos </text:span>los controladores <text:span text:style-name="T8">necesarios al </text:span>fichero <text:span text:style-name="T4">python_course/</text:span><text:span text:style-name="T3">servidor.py</text:span><text:span text:style-name="T7"> para cada uno de los puntos del curso.</text:span></text:p>
      <text:p text:style-name="P7">El servidor se levanta escuchando en todas las interfaces en el puerto 5000</text:p>
      <text:h text:style-name="Heading_20_2" text:outline-level="2">ARRANCAR EL SERVIDOR</text:h>
      <text:p text:style-name="P6">(curso_python_vocento)[desarrollo@localhost curso]$ python python_course/servidor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4T10:47:50.332763084</meta:creation-date>
    <meta:editing-duration>PT8H57M47S</meta:editing-duration>
    <meta:editing-cycles>8</meta:editing-cycles>
    <meta:generator>LibreOffice/4.2.7.2$Linux_X86_64 LibreOffice_project/420m0$Build-2</meta:generator>
    <dc:date>2015-01-24T20:00:47.160233400</dc:date>
    <meta:document-statistic meta:table-count="0" meta:image-count="0" meta:object-count="0" meta:page-count="2" meta:paragraph-count="30" meta:word-count="141" meta:character-count="1443" meta:non-whitespace-character-count="1332"/>
  </office:meta>
</office:document-meta>
</file>